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5-10-1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5-07-14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5-04-1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5-01-23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4-07-24 1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4-04-1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3-10-19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3-07-1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2-04-1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2-01-24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1-10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1-07-2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1-04-2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1-01-28 0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0-10-0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0-07-16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0-04-2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20-01-15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9-10-1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9-07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9-04-1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9-01-15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8-10-23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8-07-26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8-04-16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8-01-22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7-10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7-07-21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7-04-24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7-01-06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6-10-10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6-07-14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6-04-15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6-01-21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5-10-2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5-07-0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5-04-23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5-01-13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4-12-0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4-07-17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4-04-1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4-01-28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3-04-1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3-01-2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2-10-2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2-04-27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2-01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11-10-1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7-07-20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7-04-27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6-03-23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4-04-1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3-11-12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3-08-29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3-06-2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3-04-2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3-02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2-12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2-10-18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2-08-1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2-06-11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2-04-1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2-02-2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2-01-10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1-11-0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1-09-1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1-06-1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1-04-1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1-02-1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0-12-1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0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0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0-06-1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0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2000-02-1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9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9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9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9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9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9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8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8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8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8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8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7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7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7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7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7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6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6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K0001070</text:p>
          </table:table-cell>
          <table:table-cell office:value-type="string" calcext:value-type="string">
            <text:p>06S/03W-19AAD</text:p>
          </table:table-cell>
          <table:table-cell office:value-type="string" calcext:value-type="string">
            <text:p>1990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2" meta:object-count="0"/>
    <meta:user-defined meta:name="AppVersion">3.0</meta:user-defined>
  </office:meta>
</office:document-meta>
</file>